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20E37213C49299E702.png" manifest:media-type="image/png"/>
  <manifest:file-entry manifest:full-path="Pictures/10000001000001DA0000010AAD5C8644E85BB7F7.png" manifest:media-type="image/png"/>
  <manifest:file-entry manifest:full-path="Pictures/10000000000000C80000006939097187AC239684.png" manifest:media-type="image/png"/>
  <manifest:file-entry manifest:full-path="Pictures/100000010000032000000190291DE44DE43B4BF1.png" manifest:media-type="image/png"/>
  <manifest:file-entry manifest:full-path="Pictures/10000001000001DA0000013B9AD2149007A5018C.png" manifest:media-type="image/png"/>
  <manifest:file-entry manifest:full-path="Pictures/1000000000000113000000B75E266D0202EE862D.png" manifest:media-type="image/png"/>
  <manifest:file-entry manifest:full-path="Pictures/10000001000007D0000005354ACF9CE66E166B4E.png" manifest:media-type="image/png"/>
  <manifest:file-entry manifest:full-path="Pictures/10000001000001DA0000013C24D08F10D3A3AC37.png" manifest:media-type="image/png"/>
  <manifest:file-entry manifest:full-path="Pictures/100000010000012C000000C81675EBFFADBB0D55.png" manifest:media-type="image/png"/>
  <manifest:file-entry manifest:full-path="Pictures/10000001000002000000020054B3CE3CB38F0A5E.png" manifest:media-type="image/png"/>
  <manifest:file-entry manifest:full-path="Pictures/10000000000000FF000000AAED860C32A7F2FB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style:font-size-asian="20pt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30.033cm" svg:height="15.762cm" svg:x="-0.033cm" svg:y="0cm">
          <draw:image xlink:href="Pictures/10000000000000C80000006939097187AC2396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4cm" svg:height="15.97cm" svg:x="3cm" svg:y="0cm">
          <draw:image xlink:href="Pictures/1000000000000113000000B75E266D0202EE862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8.066cm" svg:height="15.75cm" svg:x="-0.016cm" svg:y="0cm">
          <draw:image xlink:href="Pictures/10000001000001DA0000010AAD5C8644E85BB7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23.702cm" svg:height="15.75cm" svg:x="2.5cm" svg:y="0cm">
          <draw:image xlink:href="Pictures/10000001000001DA0000013B9AD2149007A501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4" draw:layer="layout" svg:width="23.63cm" svg:height="15.749cm" svg:x="2.178cm" svg:y="-0.014cm">
          <draw:image xlink:href="Pictures/10000001000007D0000005354ACF9CE66E166B4E.png" xlink:type="simple" xlink:show="embed" xlink:actuate="onLoad" draw:mime-type="image/png">
            <text:p/>
          </draw:image>
        </draw:frame>
        <draw:frame draw:style-name="gr4" draw:text-style-name="P1" draw:layer="layout" svg:width="36.004cm" svg:height="18cm" svg:x="-4.745cm" svg:y="-1.5cm">
          <draw:image xlink:href="Pictures/100000010000032000000190291DE44DE43B4B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4" draw:layer="layout" svg:width="14.5cm" svg:height="15.75cm" svg:x="0cm" svg:y="0cm">
          <draw:image xlink:href="Pictures/10000001000001DA0000013C24D08F10D3A3AC37.png" xlink:type="simple" xlink:show="embed" xlink:actuate="onLoad" draw:mime-type="image/png">
            <text:p/>
          </draw:image>
        </draw:frame>
        <draw:frame draw:style-name="gr3" draw:text-style-name="P4" draw:layer="layout" svg:width="14.5cm" svg:height="15.75cm" draw:transform="rotate (3.14124358773939) translate (28.997cm 15.753cm)">
          <draw:image xlink:href="Pictures/10000001000001DA0000013C24D08F10D3A3AC37.png" xlink:type="simple" xlink:show="embed" xlink:actuate="onLoad" draw:mime-type="image/png">
            <text:p/>
          </draw:image>
        </draw:frame>
        <draw:frame draw:style-name="gr3" draw:text-style-name="P4" draw:layer="layout" svg:width="15.749cm" svg:height="15.749cm" svg:x="6.216cm" svg:y="0.042cm">
          <draw:image xlink:href="Pictures/100000010000032000000320E37213C49299E7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4" draw:layer="layout" svg:width="23.626cm" svg:height="15.75cm" svg:x="2.215cm" svg:y="0cm">
          <draw:image xlink:href="Pictures/100000010000012C000000C81675EBFFADBB0D55.png" xlink:type="simple" xlink:show="embed" xlink:actuate="onLoad" draw:mime-type="image/png">
            <text:p/>
          </draw:image>
        </draw:frame>
        <draw:frame draw:style-name="gr3" draw:text-style-name="P4" draw:layer="layout" svg:width="5.356cm" svg:height="5.356cm" svg:x="22.644cm" svg:y="0cm">
          <draw:image xlink:href="Pictures/10000001000002000000020054B3CE3CB38F0A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4" draw:layer="layout" svg:width="23.626cm" svg:height="15.75cm" svg:x="2.215cm" svg:y="0cm">
          <draw:image xlink:href="Pictures/100000010000012C000000C81675EBFFADBB0D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3.5cm" svg:height="15.666cm" svg:x="2.5cm" svg:y="0cm">
          <draw:image xlink:href="Pictures/10000000000000FF000000AAED860C32A7F2FB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8T18:43:21.717997028</meta:creation-date>
    <dc:date>2024-01-08T08:04:17.886000000</dc:date>
    <meta:editing-duration>PT43M45S</meta:editing-duration>
    <meta:editing-cycles>4</meta:editing-cycles>
    <meta:generator>LibreOffice/7.3.4.2$Windows_X86_64 LibreOffice_project/728fec16bd5f605073805c3c9e7c4212a0120dc5</meta:generator>
    <meta:document-statistic meta:object-count="52"/>
  </office:meta>
</office:document-meta>
</file>